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19f8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weight-asian="bold" style:font-weight-complex="bold"/>
    </style:style>
    <style:style style:name="P5" style:family="paragraph" style:parent-style-name="Standard">
      <style:paragraph-properties fo:margin-left="1.251cm" fo:text-indent="0cm" style:auto-text-indent="false"/>
    </style:style>
    <style:style style:name="P6" style:family="paragraph" style:parent-style-name="Standard">
      <style:paragraph-properties fo:margin-left="1.251cm" fo:text-indent="0cm" style:auto-text-indent="false"/>
      <style:text-properties officeooo:paragraph-rsid="00019f87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YECTO FULLSTACK - GESTIÓN DE PROYECTOS CON IA GENERATIVA</text:p>
      <text:p text:style-name="Standard"/>
      <text:p text:style-name="Standard"/>
      <text:p text:style-name="Standard"/>
      <text:p text:style-name="P2">ARQUITECTURA TÉCNICA COMPLETA</text:p>
      <text:p text:style-name="Standard"/>
      <text:p text:style-name="P2">BACKEND - Express.js + PostgreSQL + Prisma + DeepSeek AI</text:p>
      <text:p text:style-name="P5">- <text:span text:style-name="T1">Runtime:</text:span> Node.js 18.20.4 (LTS)</text:p>
      <text:p text:style-name="P5">- <text:span text:style-name="T1">Framework:</text:span> Express.js 4.18.2</text:p>
      <text:p text:style-name="P5">- <text:span text:style-name="T1">Base de datos:</text:span> PostgreSQL 13-alpine</text:p>
      <text:p text:style-name="P5">- <text:span text:style-name="T1">ORM:</text:span> Prisma 5.22.0</text:p>
      <text:p text:style-name="P5">- <text:span text:style-name="T1">IA Generativa: </text:span>DeepSeek API completamente integrada</text:p>
      <text:p text:style-name="P5">- <text:span text:style-name="T1">Contenerización:</text:span> Docker completa con Docker Compose</text:p>
      <text:p text:style-name="P5">- <text:span text:style-name="T1">Documentación:</text:span> Swagger UI integrada</text:p>
      <text:p text:style-name="P5">- <text:span text:style-name="T1">Seguridad:</text:span> Helmet, CORS, validación de datos</text:p>
      <text:p text:style-name="P5">- <text:span text:style-name="T1">Logging:</text:span> Morgan estructurado</text:p>
      <text:p text:style-name="Standard"/>
      <text:p text:style-name="P2">FRONTEND - React + Vite + Context API</text:p>
      <text:p text:style-name="P5">- <text:span text:style-name="T1">Framework:</text:span> React 18.2.0</text:p>
      <text:p text:style-name="P5">- <text:span text:style-name="T1">Build Tool: </text:span>Vite 4.5.0</text:p>
      <text:p text:style-name="P5">- <text:span text:style-name="T1">Gráficos: </text:span>Chart.js 4.4.0 + react-chartjs-2 5.2.0</text:p>
      <text:p text:style-name="P5">- <text:span text:style-name="T1">Estado: </text:span>Context API + useReducer (sistema mejorado)</text:p>
      <text:p text:style-name="P5">- <text:span text:style-name="T1">HTTP Client: </text:span>Axios 1.6.0</text:p>
      <text:p text:style-name="P5">- <text:span text:style-name="T1">Estilos:</text:span> CSS3 responsivo (mobile-first)</text:p>
      <text:p text:style-name="P5">- <text:span text:style-name="T1">Routing:</text:span> Navegación SPA con estados</text:p>
      <text:p text:style-name="P5">- <text:span text:style-name="T1">Responsive:</text:span> Mobile-first design</text:p>
      <text:p text:style-name="Standard"/>
      <text:p text:style-name="Standard"/>
      <text:p text:style-name="Standard"/>
      <text:p text:style-name="P2">ESTRUCTURA DE ARCHIVOS DETALLADA</text:p>
      <text:p text:style-name="P2"/>
      <text:p text:style-name="Standard">proyecto-fullstack/</text:p>
      <text:p text:style-name="Standard">├── 📂 backend/</text:p>
      <text:p text:style-name="Standard">│ <text:s text:c="2"/>├── 📂 src/</text:p>
      <text:p text:style-name="Standard">│ <text:s text:c="2"/>│ <text:s text:c="2"/>├── 📂 controllers/</text:p>
      <text:p text:style-name="Standard">│ <text:s text:c="2"/>│ <text:s text:c="2"/>│ <text:s text:c="2"/>├── projectController.js <text:s text:c="3"/></text:p>
      <text:p text:style-name="Standard">│ <text:s text:c="2"/>│ <text:s text:c="2"/>│ <text:s text:c="2"/>├── analysisController.js <text:s text:c="2"/></text:p>
      <text:p text:style-name="Standard">│ <text:s text:c="2"/>│ <text:s text:c="2"/>│ <text:s text:c="2"/>└── chartController.js <text:s text:c="5"/></text:p>
      <text:p text:style-name="Standard">│ <text:s text:c="2"/>│ <text:s text:c="2"/>├── 📂 routes/</text:p>
      <text:p text:style-name="Standard">│ <text:s text:c="2"/>│ <text:s text:c="2"/>│ <text:s text:c="2"/>├── projects.js <text:s text:c="12"/></text:p>
      <text:p text:style-name="Standard">│ <text:s text:c="2"/>│ <text:s text:c="2"/>│ <text:s text:c="2"/>├── analysis.js <text:s text:c="12"/></text:p>
      <text:p text:style-name="Standard">│ <text:s text:c="2"/>│ <text:s text:c="2"/>│ <text:s text:c="2"/>└── charts.js <text:s text:c="8"/></text:p>
      <text:p text:style-name="Standard">│ <text:s text:c="2"/>│ <text:s text:c="2"/>├── 📂 utils/</text:p>
      <text:p text:style-name="Standard">│ <text:s text:c="2"/>│ <text:s text:c="2"/>│ <text:s text:c="2"/>├── aiService.js </text:p>
      <text:p text:style-name="Standard">│ <text:s text:c="2"/>│ <text:s text:c="2"/>│ <text:s text:c="2"/>├── fallbackStrategies.js <text:s text:c="2"/></text:p>
      <text:p text:style-name="Standard">│ <text:s text:c="2"/>│ <text:s text:c="2"/>│ <text:s text:c="2"/>├── promptTemplates.js <text:s text:c="5"/></text:p>
      <text:p text:style-name="Standard">│ <text:s text:c="2"/>│ <text:s text:c="2"/>│ <text:s text:c="2"/>├── database.js <text:s text:c="8"/></text:p>
      <text:p text:style-name="Standard"><text:soft-page-break/>│ <text:s text:c="2"/>│ <text:s text:c="2"/>│ <text:s text:c="2"/>└── databaseHealth.js <text:s text:c="2"/></text:p>
      <text:p text:style-name="Standard">│ <text:s text:c="2"/>│ <text:s text:c="2"/>├── 📂 middleware/</text:p>
      <text:p text:style-name="Standard">│ <text:s text:c="2"/>│ <text:s text:c="2"/>│ <text:s text:c="2"/>└── errorHandler.js </text:p>
      <text:p text:style-name="Standard">│ <text:s text:c="2"/>│ <text:s text:c="2"/>├── 📂 config/</text:p>
      <text:p text:style-name="Standard">│ <text:s text:c="2"/>│ <text:s text:c="2"/>│ <text:s text:c="2"/>└── swagger.js <text:s text:c="7"/></text:p>
      <text:p text:style-name="Standard">│ <text:s text:c="2"/>│ <text:s text:c="2"/>└── server.js <text:s text:c="9"/></text:p>
      <text:p text:style-name="Standard">│ <text:s text:c="2"/>├── 📂 prisma/</text:p>
      <text:p text:style-name="Standard">│ <text:s text:c="2"/>│ <text:s text:c="2"/>├── schema.prisma <text:s text:c="6"/></text:p>
      <text:p text:style-name="Standard">│ <text:s text:c="2"/>│ <text:s text:c="2"/>└── seed.js <text:s text:c="16"/></text:p>
      <text:p text:style-name="Standard">│ <text:s text:c="2"/>├── Dockerfile</text:p>
      <text:p text:style-name="Standard">│ <text:s text:c="2"/>├── package.json</text:p>
      <text:p text:style-name="Standard">│ <text:s text:c="2"/>└── .env</text:p>
      <text:p text:style-name="Standard">├── 📂 frontend/</text:p>
      <text:p text:style-name="Standard">│ <text:s text:c="2"/>├── 📂 src/</text:p>
      <text:p text:style-name="Standard">│ <text:s text:c="2"/>│ <text:s text:c="2"/>├── 📂 components/</text:p>
      <text:p text:style-name="Standard">│ <text:s text:c="2"/>│ <text:s text:c="2"/>│ <text:s text:c="2"/>├── ProjectTable/ <text:s text:c="3"/></text:p>
      <text:p text:style-name="Standard">│ <text:s text:c="2"/>│ <text:s text:c="2"/>│ <text:s text:c="2"/>├── ProjectForm/ <text:s text:c="11"/></text:p>
      <text:p text:style-name="Standard">│ <text:s text:c="2"/>│ <text:s text:c="2"/>│ <text:s text:c="2"/>├── ProjectCharts/ <text:s text:c="8"/></text:p>
      <text:p text:style-name="Standard">│ <text:s text:c="2"/>│ <text:s text:c="2"/>│ <text:s text:c="2"/>├── AISummary/ <text:s text:c="12"/></text:p>
      <text:p text:style-name="Standard">│ <text:s text:c="2"/>│ <text:s text:c="2"/>│ <text:s text:c="2"/>├── Layout/ <text:s text:c="14"/></text:p>
      <text:p text:style-name="Standard">│ <text:s text:c="2"/>│ <text:s text:c="2"/>│ <text:s text:c="2"/>├── Notifications/ <text:s text:c="8"/></text:p>
      <text:p text:style-name="Standard">│ <text:s text:c="2"/>│ <text:s text:c="2"/>│ <text:s text:c="2"/>└── ConfirmDialog/ <text:s text:c="5"/></text:p>
      <text:p text:style-name="Standard">│ <text:s text:c="2"/>│ <text:s text:c="2"/>├── 📂 services/</text:p>
      <text:p text:style-name="Standard">│ <text:s text:c="2"/>│ <text:s text:c="2"/>│ <text:s text:c="2"/>└── api.js <text:s text:c="17"/></text:p>
      <text:p text:style-name="Standard">│ <text:s text:c="2"/>│ <text:s text:c="2"/>├── 📂 hooks/</text:p>
      <text:p text:style-name="Standard">│ <text:s text:c="2"/>│ <text:s text:c="2"/>│ <text:s text:c="2"/>└── useProjects.js <text:s text:c="8"/></text:p>
      <text:p text:style-name="Standard">│ <text:s text:c="2"/>│ <text:s text:c="2"/>├── 📂 context/</text:p>
      <text:p text:style-name="Standard">│ <text:s text:c="2"/>│ <text:s text:c="2"/>│ <text:s text:c="2"/>└── AppContext.jsx <text:s text:c="4"/></text:p>
      <text:p text:style-name="Standard">│ <text:s text:c="2"/>│ <text:s text:c="2"/>├── 📂 styles/</text:p>
      <text:p text:style-name="Standard">│ <text:s text:c="2"/>│ <text:s text:c="2"/>│ <text:s text:c="2"/>└── responsive.css <text:s text:c="8"/></text:p>
      <text:p text:style-name="Standard">│ <text:s text:c="2"/>│ <text:s text:c="2"/>├── 📂 utils/</text:p>
      <text:p text:style-name="Standard">│ <text:s text:c="2"/>│ <text:s text:c="2"/>│ <text:s text:c="2"/>└── errorHandler.js <text:s text:c="8"/></text:p>
      <text:p text:style-name="Standard">│ <text:s text:c="2"/>│ <text:s text:c="2"/>├── App.jsx <text:s text:c="19"/></text:p>
      <text:p text:style-name="Standard">│ <text:s text:c="2"/>│ <text:s text:c="2"/>└── main.jsx</text:p>
      <text:p text:style-name="Standard">│ <text:s text:c="2"/>├── index.html</text:p>
      <text:p text:style-name="Standard">│ <text:s text:c="2"/>├── vite.config.js</text:p>
      <text:p text:style-name="Standard">│ <text:s text:c="2"/>├── Dockerfile</text:p>
      <text:p text:style-name="Standard">│ <text:s text:c="2"/>├── package.json</text:p>
      <text:p text:style-name="Standard">│ <text:s text:c="2"/>└── .env</text:p>
      <text:p text:style-name="Standard">├── docker-compose.yml</text:p>
      <text:p text:style-name="Standard">├── .env</text:p>
      <text:p text:style-name="Standard">├── .env.example</text:p>
      <text:p text:style-name="Standard">└── README.m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MODELO DE DATOS COMPLETO</text:span></text:p>
      <text:p text:style-name="Standard">// schema.prisma</text:p>
      <text:p text:style-name="Standard">generator client {</text:p>
      <text:p text:style-name="Standard"><text:s text:c="2"/>provider = "prisma-client-js"</text:p>
      <text:p text:style-name="Standard">}</text:p>
      <text:p text:style-name="Standard"/>
      <text:p text:style-name="Standard">datasource db {</text:p>
      <text:p text:style-name="Standard"><text:s text:c="2"/>provider = "postgresql"</text:p>
      <text:p text:style-name="Standard"><text:s text:c="2"/>url <text:s text:c="5"/>= env("DATABASE_URL")</text:p>
      <text:p text:style-name="Standard">}</text:p>
      <text:p text:style-name="Standard"/>
      <text:p text:style-name="Standard">model Project {</text:p>
      <text:p text:style-name="Standard"><text:s text:c="2"/>id <text:s text:c="9"/>Int <text:s text:c="5"/>@id @default(autoincrement())</text:p>
      <text:p text:style-name="Standard"><text:s text:c="2"/>nombre <text:s text:c="5"/>String <text:s text:c="2"/>@db.VarChar(255)</text:p>
      <text:p text:style-name="Standard"><text:s text:c="2"/>descripcion String <text:s text:c="2"/>@db.Text</text:p>
      <text:p text:style-name="Standard"><text:s text:c="2"/>estado <text:s text:c="5"/>Estado <text:s text:c="2"/>@default(PENDIENTE)</text:p>
      <text:p text:style-name="Standard"><text:s text:c="2"/>fechaInicio DateTime</text:p>
      <text:p text:style-name="Standard"><text:s text:c="2"/>fechaFin <text:s text:c="3"/>DateTime?</text:p>
      <text:p text:style-name="Standard"><text:s text:c="2"/>createdAt <text:s text:c="2"/>DateTime @default(now())</text:p>
      <text:p text:style-name="Standard"><text:s text:c="2"/>updatedAt <text:s text:c="2"/>DateTime @updatedAt</text:p>
      <text:p text:style-name="Standard"/>
      <text:p text:style-name="Standard"><text:s text:c="2"/>@@map("projects")</text:p>
      <text:p text:style-name="Standard">}</text:p>
      <text:p text:style-name="Standard"/>
      <text:p text:style-name="Standard">enum Estado {</text:p>
      <text:p text:style-name="Standard"><text:s text:c="2"/>PENDIENTE</text:p>
      <text:p text:style-name="Standard"><text:s text:c="2"/>EN_PROGRESO</text:p>
      <text:p text:style-name="Standard"><text:s text:c="2"/>FINALIZADO</text:p>
      <text:p text:style-name="Standard"><text:s text:c="2"/>CANCELADO</text:p>
      <text:p text:style-name="Standard">}</text:p>
      <text:p text:style-name="Standard"/>
      <text:p text:style-name="Standard"/>
      <text:p text:style-name="Standard"/>
      <text:p text:style-name="Standard"/>
      <text:p text:style-name="P2">CONFIGURACIONES TÉCNICAS DETALLADAS</text:p>
      <text:p text:style-name="Standard"/>
      <text:p text:style-name="Standard"><text:span text:style-name="T1">Variables de Entorno (.env)</text:span></text:p>
      <text:p text:style-name="Standard"># ==========================================</text:p>
      <text:p text:style-name="Standard"># CONFIGURACIÓN BACKEND</text:p>
      <text:p text:style-name="Standard"># ==========================================</text:p>
      <text:p text:style-name="Standard">PORT=3001</text:p>
      <text:p text:style-name="Standard">NODE_ENV=development</text:p>
      <text:p text:style-name="Standard"/>
      <text:p text:style-name="Standard"># ==========================================</text:p>
      <text:p text:style-name="Standard"># BASE DE DATOS - POSTGRESQL</text:p>
      <text:p text:style-name="Standard"># ==========================================</text:p>
      <text:p text:style-name="Standard">DATABASE_URL="postgresql://admin:password123@postgres:5432/proyectos_db"</text:p>
      <text:p text:style-name="Standard"/>
      <text:p text:style-name="Standard"># ==========================================</text:p>
      <text:p text:style-name="Standard"><text:soft-page-break/># DEEPSEEK AI API</text:p>
      <text:p text:style-name="Standard"># ==========================================</text:p>
      <text:p text:style-name="Standard">DEEPSEEK_API_KEY=sk-26ae39fa6228414db9ad2a02caa16071</text:p>
      <text:p text:style-name="Standard">DEEPSEEK_API_URL=https://api.deepseek.com/v1/chat/completions</text:p>
      <text:p text:style-name="Standard">DEEPSEEK_MODEL=deepseek-chat</text:p>
      <text:p text:style-name="Standard"/>
      <text:p text:style-name="Standard"># ==========================================</text:p>
      <text:p text:style-name="Standard"># CONFIGURACIÓN CORS</text:p>
      <text:p text:style-name="Standard"># ==========================================</text:p>
      <text:p text:style-name="Standard">FRONTEND_URL=http://localhost:3000</text:p>
      <text:p text:style-name="Standard"/>
      <text:p text:style-name="Standard"># ==========================================</text:p>
      <text:p text:style-name="Standard"># CONFIGURACIÓN FRONTEND</text:p>
      <text:p text:style-name="Standard"># ==========================================</text:p>
      <text:p text:style-name="Standard">VITE_API_URL=http://localhost:3001</text:p>
      <text:p text:style-name="Standard"/>
      <text:p text:style-name="Standard"/>
      <text:p text:style-name="Standard"/>
      <text:p text:style-name="Standard"/>
      <text:p text:style-name="Standard"><text:span text:style-name="T1">Docker Compose Configuración</text:span></text:p>
      <text:p text:style-name="Standard">version: '3.8'</text:p>
      <text:p text:style-name="Standard">services:</text:p>
      <text:p text:style-name="Standard"><text:s text:c="2"/>postgres:</text:p>
      <text:p text:style-name="Standard"><text:s text:c="4"/>image: postgres:13-alpine</text:p>
      <text:p text:style-name="Standard"><text:s text:c="4"/>container_name: proyectos_db</text:p>
      <text:p text:style-name="Standard"><text:s text:c="4"/>environment:</text:p>
      <text:p text:style-name="Standard"><text:s text:c="6"/>POSTGRES_DB: proyectos_db</text:p>
      <text:p text:style-name="Standard"><text:s text:c="6"/>POSTGRES_USER: admin</text:p>
      <text:p text:style-name="Standard"><text:s text:c="6"/>POSTGRES_PASSWORD: password123</text:p>
      <text:p text:style-name="Standard"><text:s text:c="4"/>ports: ["5432:5432"]</text:p>
      <text:p text:style-name="Standard"><text:s text:c="4"/>volumes: </text:p>
      <text:p text:style-name="Standard"><text:s text:c="6"/>- postgres_data:/var/lib/postgresql/data</text:p>
      <text:p text:style-name="Standard"><text:s text:c="4"/>healthcheck:</text:p>
      <text:p text:style-name="Standard"><text:s text:c="6"/>test: ["CMD-SHELL", "pg_isready -U admin -d proyectos_db"]</text:p>
      <text:p text:style-name="Standard"><text:s text:c="6"/>interval: 10s</text:p>
      <text:p text:style-name="Standard"><text:s text:c="6"/>timeout: 5s</text:p>
      <text:p text:style-name="Standard"><text:s text:c="6"/>retries: 5</text:p>
      <text:p text:style-name="Standard"><text:s text:c="4"/>networks:</text:p>
      <text:p text:style-name="Standard"><text:s text:c="6"/>- app-network</text:p>
      <text:p text:style-name="Standard"/>
      <text:p text:style-name="Standard"><text:s text:c="2"/>backend:</text:p>
      <text:p text:style-name="Standard"><text:s text:c="4"/>build: ./backend</text:p>
      <text:p text:style-name="Standard"><text:s text:c="4"/>container_name: proyectos_backend</text:p>
      <text:p text:style-name="Standard"><text:s text:c="4"/>ports: ["3001:3001"]</text:p>
      <text:p text:style-name="Standard"><text:s text:c="4"/>environment:</text:p>
      <text:p text:style-name="Standard"><text:s text:c="6"/>- NODE_ENV=development</text:p>
      <text:p text:style-name="Standard"><text:s text:c="6"/>- DATABASE_URL=postgresql://admin:password123@postgres:5432/proyectos_db</text:p>
      <text:p text:style-name="Standard"><text:s text:c="6"/>- DEEPSEEK_API_KEY=${DEEPSEEK_API_KEY}</text:p>
      <text:p text:style-name="Standard"><text:s text:c="6"/>- PORT=3001</text:p>
      <text:p text:style-name="Standard"><text:soft-page-break/><text:s text:c="4"/>volumes:</text:p>
      <text:p text:style-name="Standard"><text:s text:c="6"/>- ./backend:/app</text:p>
      <text:p text:style-name="Standard"><text:s text:c="6"/>- /app/node_modules</text:p>
      <text:p text:style-name="Standard"><text:s text:c="4"/>depends_on:</text:p>
      <text:p text:style-name="Standard"><text:s text:c="6"/>postgres:</text:p>
      <text:p text:style-name="Standard"><text:s text:c="8"/>condition: service_healthy</text:p>
      <text:p text:style-name="Standard"><text:s text:c="4"/>networks:</text:p>
      <text:p text:style-name="Standard"><text:s text:c="6"/>- app-network</text:p>
      <text:p text:style-name="Standard"><text:s text:c="4"/>restart: unless-stopped</text:p>
      <text:p text:style-name="Standard"/>
      <text:p text:style-name="Standard"><text:s text:c="2"/>frontend:</text:p>
      <text:p text:style-name="Standard"><text:s text:c="4"/>build: ./frontend</text:p>
      <text:p text:style-name="Standard"><text:s text:c="4"/>container_name: proyectos_frontend</text:p>
      <text:p text:style-name="Standard"><text:s text:c="4"/>ports: ["3000:3000"]</text:p>
      <text:p text:style-name="Standard"><text:s text:c="4"/>environment:</text:p>
      <text:p text:style-name="Standard"><text:s text:c="6"/>- VITE_API_URL=http://localhost:3001</text:p>
      <text:p text:style-name="Standard"><text:s text:c="4"/>volumes:</text:p>
      <text:p text:style-name="Standard"><text:s text:c="6"/>- ./frontend:/app</text:p>
      <text:p text:style-name="Standard"><text:s text:c="6"/>- /app/node_modules</text:p>
      <text:p text:style-name="Standard"><text:s text:c="4"/>depends_on:</text:p>
      <text:p text:style-name="Standard"><text:s text:c="6"/>- backend</text:p>
      <text:p text:style-name="Standard"><text:s text:c="4"/>networks:</text:p>
      <text:p text:style-name="Standard"><text:s text:c="6"/>- app-network</text:p>
      <text:p text:style-name="Standard"><text:s text:c="4"/>restart: unless-stopped</text:p>
      <text:p text:style-name="Standard"/>
      <text:p text:style-name="Standard">volumes:</text:p>
      <text:p text:style-name="Standard"><text:s text:c="2"/>postgres_data:</text:p>
      <text:p text:style-name="Standard"/>
      <text:p text:style-name="Standard">networks:</text:p>
      <text:p text:style-name="Standard"><text:s text:c="2"/>app-network:</text:p>
      <text:p text:style-name="Standard"><text:s text:c="4"/>driver: bridge</text:p>
      <text:p text:style-name="Standard"/>
      <text:p text:style-name="Standard"/>
      <text:p text:style-name="Standard"/>
      <text:p text:style-name="Standard"/>
      <text:p text:style-name="Standard">Dependencias Principales</text:p>
      <text:p text:style-name="Standard"/>
      <text:p text:style-name="Standard"><text:span text:style-name="T1">Backend (package.json)</text:span></text:p>
      <text:p text:style-name="Standard">{</text:p>
      <text:p text:style-name="Standard"><text:s text:c="2"/>"name": "proyectos-backend",</text:p>
      <text:p text:style-name="Standard"><text:s text:c="2"/>"version": "1.0.0",</text:p>
      <text:p text:style-name="Standard"><text:s text:c="2"/>"description": "API REST para gestión de proyectos con IA generativa",</text:p>
      <text:p text:style-name="Standard"><text:s text:c="2"/>"main": "src/server.js",</text:p>
      <text:p text:style-name="Standard"><text:s text:c="2"/>"type": "module",</text:p>
      <text:p text:style-name="Standard"><text:s text:c="2"/>"scripts": {</text:p>
      <text:p text:style-name="Standard"><text:s text:c="4"/>"dev": "nodemon src/server.js",</text:p>
      <text:p text:style-name="Standard"><text:s text:c="4"/>"start": "node src/server.js",</text:p>
      <text:p text:style-name="Standard"><text:s text:c="4"/>"db:init": "npx prisma generate &amp;&amp; npx prisma db push &amp;&amp; node prisma/seed.js",</text:p>
      <text:p text:style-name="Standard"><text:s text:c="4"/>"db:seed": "node prisma/seed.js",</text:p>
      <text:p text:style-name="Standard"><text:soft-page-break/><text:s text:c="4"/>"db:studio": "npx prisma studio"</text:p>
      <text:p text:style-name="Standard"><text:s text:c="2"/>},</text:p>
      <text:p text:style-name="Standard"><text:s text:c="2"/>"dependencies": {</text:p>
      <text:p text:style-name="Standard"><text:s text:c="4"/>"express": "^4.18.2",</text:p>
      <text:p text:style-name="Standard"><text:s text:c="4"/>"cors": "^2.8.5",</text:p>
      <text:p text:style-name="Standard"><text:s text:c="4"/>"helmet": "^7.1.0",</text:p>
      <text:p text:style-name="Standard"><text:s text:c="4"/>"morgan": "^1.10.0",</text:p>
      <text:p text:style-name="Standard"><text:s text:c="4"/>"dotenv": "^16.3.1",</text:p>
      <text:p text:style-name="Standard"><text:s text:c="4"/>"@prisma/client": "^5.5.2",</text:p>
      <text:p text:style-name="Standard"><text:s text:c="4"/>"swagger-ui-express": "^5.0.0",</text:p>
      <text:p text:style-name="Standard"><text:s text:c="4"/>"swagger-jsdoc": "^6.2.8",</text:p>
      <text:p text:style-name="Standard"><text:s text:c="4"/>"axios": "^1.6.0",</text:p>
      <text:p text:style-name="Standard"><text:s text:c="4"/>"yaml": "^2.3.4"</text:p>
      <text:p text:style-name="Standard"><text:s text:c="2"/>},</text:p>
      <text:p text:style-name="Standard"><text:s text:c="2"/>"devDependencies": {</text:p>
      <text:p text:style-name="Standard"><text:s text:c="4"/>"prisma": "^5.5.2",</text:p>
      <text:p text:style-name="Standard"><text:s text:c="4"/>"nodemon": "^3.0.1"</text:p>
      <text:p text:style-name="Standard"><text:s text:c="2"/>}</text:p>
      <text:p text:style-name="Standard">}</text:p>
      <text:p text:style-name="Standard"/>
      <text:p text:style-name="Standard"/>
      <text:p text:style-name="Standard"/>
      <text:p text:style-name="P2">Frontend (package.json)</text:p>
      <text:p text:style-name="Standard">{</text:p>
      <text:p text:style-name="Standard"><text:s text:c="2"/>"name": "proyectos-frontend",</text:p>
      <text:p text:style-name="Standard"><text:s text:c="2"/>"private": true,</text:p>
      <text:p text:style-name="Standard"><text:s text:c="2"/>"version": "0.0.0",</text:p>
      <text:p text:style-name="Standard"><text:s text:c="2"/>"type": "module",</text:p>
      <text:p text:style-name="Standard"><text:s text:c="2"/>"scripts": {</text:p>
      <text:p text:style-name="Standard"><text:s text:c="4"/>"dev": "vite",</text:p>
      <text:p text:style-name="Standard"><text:s text:c="4"/>"build": "vite build",</text:p>
      <text:p text:style-name="Standard"><text:s text:c="4"/>"preview": "vite preview"</text:p>
      <text:p text:style-name="Standard"><text:s text:c="2"/>},</text:p>
      <text:p text:style-name="Standard"><text:s text:c="2"/>"dependencies": {</text:p>
      <text:p text:style-name="Standard"><text:s text:c="4"/>"react": "^18.2.0",</text:p>
      <text:p text:style-name="Standard"><text:s text:c="4"/>"react-dom": "^18.2.0",</text:p>
      <text:p text:style-name="Standard"><text:s text:c="4"/>"axios": "^1.6.0",</text:p>
      <text:p text:style-name="Standard"><text:s text:c="4"/>"chart.js": "^4.4.0",</text:p>
      <text:p text:style-name="Standard"><text:s text:c="4"/>"react-chartjs-2": "^5.2.0"</text:p>
      <text:p text:style-name="Standard"><text:s text:c="2"/>},</text:p>
      <text:p text:style-name="Standard"><text:s text:c="2"/>"devDependencies": {</text:p>
      <text:p text:style-name="Standard"><text:s text:c="4"/>"@vitejs/plugin-react": "^4.1.0",</text:p>
      <text:p text:style-name="Standard"><text:s text:c="4"/>"vite": "^4.5.0"</text:p>
      <text:p text:style-name="Standard"><text:s text:c="2"/>}</text:p>
      <text:p text:style-name="Standard">}</text:p>
      <text:p text:style-name="Standard"/>
      <text:p text:style-name="Standard"/>
      <text:p text:style-name="Standard"/>
      <text:p text:style-name="Standard"/>
      <text:p text:style-name="P2"><text:soft-page-break/>FUNCIONALIDADES IMPLEMENTADAS</text:p>
      <text:p text:style-name="Standard"/>
      <text:p text:style-name="P2">BACKEND COMPLETAMENTE OPERATIVO</text:p>
      <text:p text:style-name="Standard"/>
      <text:p text:style-name="P3">Endpoints Principales:</text:p>
      <text:p text:style-name="P6">- `<text:span text:style-name="T1">GET /health</text:span>` - Health check del sistema</text:p>
      <text:p text:style-name="P5">- `<text:span text:style-name="T1">GET /</text:span>` - Información de la API</text:p>
      <text:p text:style-name="P5">- `<text:span text:style-name="T1">GET /api/projects</text:span>` - Listar todos los proyectos</text:p>
      <text:p text:style-name="P5">- `<text:span text:style-name="T1">POST /api/projects</text:span>` - Crear nuevo proyecto</text:p>
      <text:p text:style-name="P5">- `<text:span text:style-name="T1">PUT /api/projects/:id</text:span>` - Actualizar proyecto</text:p>
      <text:p text:style-name="P5">- `<text:span text:style-name="T1">DELETE /api/projects/:id</text:span>` - Eliminar proyecto</text:p>
      <text:p text:style-name="P5">- `<text:span text:style-name="T1">GET /api/analisis</text:span>` - Análisis IA de proyectos</text:p>
      <text:p text:style-name="P5">- `<text:span text:style-name="T1">POST /api/analisis/regenerate</text:span>` - Regenerar análisis</text:p>
      <text:p text:style-name="P5">- `<text:span text:style-name="T1">GET /api/graficos</text:span>` - Datos para gráficos</text:p>
      <text:p text:style-name="P5">- `<text:span text:style-name="T1">GET /api-docs</text:span>` - Documentación Swagger UI</text:p>
      <text:p text:style-name="Standard"/>
      <text:p text:style-name="P2">Características del Backend:</text:p>
      <text:p text:style-name="P5">- ✅ API REST completa con Express.js</text:p>
      <text:p text:style-name="P5">- ✅ Base de datos PostgreSQL con Prisma ORM</text:p>
      <text:p text:style-name="P5">- ✅ Integración DeepSeek AI con servicio robusto</text:p>
      <text:p text:style-name="P5">- ✅ Rate limiting para API de IA (50 requests/minuto)</text:p>
      <text:p text:style-name="P5">- ✅ Retry logic con backoff exponencial (3 intentos)</text:p>
      <text:p text:style-name="P5">- ✅ Manejo de errores global con fallbacks</text:p>
      <text:p text:style-name="P5">- ✅ Validación de datos de entrada</text:p>
      <text:p text:style-name="P5">- ✅ Logging estructurado con Morgan</text:p>
      <text:p text:style-name="P5">- ✅ Documentación Swagger automática</text:p>
      <text:p text:style-name="P5">- ✅ Health checks del sistema y base de datos</text:p>
      <text:p text:style-name="P5">- ✅ Cache inteligente para análisis IA (5 minutos)</text:p>
      <text:p text:style-name="Standard"/>
      <text:p text:style-name="Standard"/>
      <text:p text:style-name="Standard"/>
      <text:p text:style-name="P2">FRONTEND COMPLETAMENTE DESARROLLADO</text:p>
      <text:p text:style-name="P2"/>
      <text:p text:style-name="P2">Componentes Principales:</text:p>
      <text:p text:style-name="P5"><text:span text:style-name="T1">- ProjectTable:</text:span> Lista de proyectos con filtros, ordenamiento y búsqueda</text:p>
      <text:p text:style-name="P5"><text:span text:style-name="T1">- ProjectForm:</text:span> Formulario CRUD con validación en tiempo real</text:p>
      <text:p text:style-name="P5">- <text:span text:style-name="T1">ProjectCharts: </text:span>Gráficos interactivos con Chart.js</text:p>
      <text:p text:style-name="P5">- <text:span text:style-name="T1">AISummary:</text:span> Análisis IA con cache y regeneración</text:p>
      <text:p text:style-name="P5">- <text:span text:style-name="T1">Layout:</text:span> Navegación responsiva entre vistas</text:p>
      <text:p text:style-name="P5">- <text:span text:style-name="T1">Notifications:</text:span> Sistema de notificaciones toast</text:p>
      <text:p text:style-name="P5">- <text:span text:style-name="T1">ConfirmDialog:</text:span> Diálogos de confirmación para acciones críticas</text:p>
      <text:p text:style-name="Standard"/>
      <text:p text:style-name="P2">Características del Frontend:</text:p>
      <text:p text:style-name="P5">- ✅ Interfaz React 18 con Vite (desarrollo rápido)</text:p>
      <text:p text:style-name="P5">- ✅ Gestión de estado con Context API + useReducer</text:p>
      <text:p text:style-name="P5">- ✅ Diseño 100% responsivo (mobile-first)</text:p>
      <text:p text:style-name="P5">- ✅ Sistema de cache para análisis IA (5 minutos)</text:p>
      <text:p text:style-name="P5">- ✅ Estados de loading/error en todas las operaciones</text:p>
      <text:p text:style-name="P5">- ✅ Validación de formularios en frontend</text:p>
      <text:p text:style-name="P5"><text:soft-page-break/>- ✅ Sincronización automática con backend</text:p>
      <text:p text:style-name="P5">- ✅ Manejo de errores elegante con reintentos</text:p>
      <text:p text:style-name="P5">- ✅ Gráficos interactivos con Chart.js</text:p>
      <text:p text:style-name="P5">- ✅ Navegación SPA sin recargas</text:p>
      <text:p text:style-name="Standard"/>
      <text:p text:style-name="Standard"/>
      <text:p text:style-name="Standard"/>
      <text:p text:style-name="P2">INTEGRACIÓN IA GENERATIVA - DEEPSEEK</text:p>
      <text:p text:style-name="Standard"/>
      <text:p text:style-name="P2">Servicio de IA Completamente Implementado:</text:p>
      <text:p text:style-name="Standard"/>
      <text:p text:style-name="Standard">// Estructura de respuesta normalizada</text:p>
      <text:p text:style-name="Standard">{</text:p>
      <text:p text:style-name="Standard"><text:s text:c="2"/>raw: "## Análisis de Proyectos...", <text:s text:c="2"/></text:p>
      <text:p text:style-name="Standard"><text:s text:c="2"/>structured: { <text:s text:c="25"/></text:p>
      <text:p text:style-name="Standard"><text:s text:c="4"/>visionGeneral: "...",</text:p>
      <text:p text:style-name="Standard"><text:s text:c="4"/>analisisEstados: "...", </text:p>
      <text:p text:style-name="Standard"><text:s text:c="4"/>tendencias: "...",</text:p>
      <text:p text:style-name="Standard"><text:s text:c="4"/>riesgos: "...",</text:p>
      <text:p text:style-name="Standard"><text:s text:c="4"/>recomendaciones: ["...", "..."]</text:p>
      <text:p text:style-name="Standard"><text:s text:c="2"/>},</text:p>
      <text:p text:style-name="Standard"><text:s text:c="2"/>timestamp: "2024-01-15T10:30:00.000Z",</text:p>
      <text:p text:style-name="Standard"><text:s text:c="2"/>wordCount: 250,</text:p>
      <text:p text:style-name="Standard"><text:s text:c="2"/>isFallback: false <text:s text:c="21"/></text:p>
      <text:p text:style-name="Standard">}</text:p>
      <text:p text:style-name="Standard"/>
      <text:p text:style-name="Standard"/>
      <text:p text:style-name="Standard"/>
      <text:p text:style-name="P2">Características del Servicio IA:</text:p>
      <text:p text:style-name="P5">- ✅ Prompt engineering optimizado para análisis ejecutivo</text:p>
      <text:p text:style-name="P5">- ✅ Rate limiting integrado (protección API)</text:p>
      <text:p text:style-name="P5">- ✅ Retry logic con timeout (30 segundos)</text:p>
      <text:p text:style-name="P5">- ✅ Cache inteligente basado en hash de proyectos</text:p>
      <text:p text:style-name="P5">- ✅ Sistema de fallbacks automático cuando IA no responde</text:p>
      <text:p text:style-name="P5">- ✅ Estructura de respuesta consistente y normalizada</text:p>
      <text:p text:style-name="P5">- ✅ Manejo de errores robusto con categorización</text:p>
      <text:p text:style-name="P5">- ✅ Análisis básico cuando IA no está disponib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DATOS DE PRUEBA INCLUIDOS</text:p>
      <text:p text:style-name="Standard"/>
      <text:p text:style-name="Standard">Base de datos con 4 proyectos de ejemplo:</text:p>
      <text:p text:style-name="P5">1. Sistema de Gestión de Proyectos - EN_PROGRESO</text:p>
      <text:p text:style-name="P5">2. App Móvil de Delivery - PENDIENTE <text:s/></text:p>
      <text:p text:style-name="P5">3. Portal de Noticias - FINALIZADO</text:p>
      <text:p text:style-name="P5">4. Sistema de Gestión Interna - CANCELADO</text:p>
      <text:p text:style-name="Standard"/>
      <text:p text:style-name="Standard"/>
      <text:p text:style-name="Standard"/>
      <text:p text:style-name="Standard">FLUJO DE DATOS INTEGRADO</text:p>
      <text:p text:style-name="Standard"/>
      <text:p text:style-name="Standard"/>
      <text:p text:style-name="P1">Frontend (React) ← HTTP → Backend (Express) ← Prisma → PostgreSQL</text:p>
      <text:p text:style-name="P1"><text:s text:c="29"/>↓</text:p>
      <text:p text:style-name="P1"><text:s text:c="22"/>DeepSeek API (IA Generativa)</text:p>
      <text:p text:style-name="P1"><text:s text:c="29"/>↓</text:p>
      <text:p text:style-name="P1"><text:s text:c="21"/>Cache Local (5 minutos)</text:p>
      <text:p text:style-name="P1"><text:s text:c="29"/>↓</text:p>
      <text:p text:style-name="P1"><text:s text:c="16"/>Fallback System (análisis básico)</text:p>
      <text:p text:style-name="Standard"/>
      <text:p text:style-name="Standard"/>
      <text:p text:style-name="Standard"/>
      <text:p text:style-name="Standard"/>
      <text:p text:style-name="P2">COMANDOS DE OPERACIÓN</text:p>
      <text:p text:style-name="Standard"/>
      <text:p text:style-name="P2">Inicialización y Desarrollo</text:p>
      <text:p text:style-name="P2"/>
      <text:p text:style-name="P2"/>
      <text:p text:style-name="Standard"># Iniciar toda la aplicación</text:p>
      <text:p text:style-name="Standard">docker compose up -d</text:p>
      <text:p text:style-name="Standard"/>
      <text:p text:style-name="Standard"># Ver estado de servicios</text:p>
      <text:p text:style-name="Standard">docker compose ps</text:p>
      <text:p text:style-name="Standard"/>
      <text:p text:style-name="Standard"># Logs en tiempo real</text:p>
      <text:p text:style-name="Standard">docker compose logs -f backend</text:p>
      <text:p text:style-name="Standard"/>
      <text:p text:style-name="Standard"># Inicializar base de datos</text:p>
      <text:p text:style-name="Standard">docker compose exec backend npm run db:init</text:p>
      <text:p text:style-name="Standard"/>
      <text:p text:style-name="Standard"># Acceso a la aplicación</text:p>
      <text:p text:style-name="Standard">http://localhost:3000 <text:s/># Frontend</text:p>
      <text:p text:style-name="Standard">http://localhost:3001 <text:s/># Backend API</text:p>
      <text:p text:style-name="Standard">http://localhost:3001/api-docs <text:s/># Documentación Swagger</text:p>
      <text:p text:style-name="Standard"/>
      <text:p text:style-name="Standard"/>
      <text:p text:style-name="Standard"/>
      <text:p text:style-name="Standard"/>
      <text:p text:style-name="P2"><text:soft-page-break/>Pruebas de Funcionalidad</text:p>
      <text:p text:style-name="Standard"/>
      <text:p text:style-name="Standard"># Probar endpoints del backend</text:p>
      <text:p text:style-name="Standard">curl http://localhost:3001/health</text:p>
      <text:p text:style-name="Standard">curl http://localhost:3001/api/projects</text:p>
      <text:p text:style-name="Standard">curl http://localhost:3001/api/analisis</text:p>
      <text:p text:style-name="Standard">curl -X POST http://localhost:3001/api/analisis/regenerate</text:p>
      <text:p text:style-name="Standard"/>
      <text:p text:style-name="Standard"># Crear nuevo proyecto</text:p>
      <text:p text:style-name="Standard">curl -X POST http://localhost:3001/api/projects \</text:p>
      <text:p text:style-name="Standard"><text:s text:c="2"/>-H "Content-Type: application/json" \</text:p>
      <text:p text:style-name="Standard"><text:s text:c="2"/>-d '{</text:p>
      <text:p text:style-name="Standard"><text:s text:c="4"/>"nombre": "Nuevo Proyecto",</text:p>
      <text:p text:style-name="Standard"><text:s text:c="4"/>"descripcion": "Descripción del proyecto",</text:p>
      <text:p text:style-name="Standard"><text:s text:c="4"/>"estado": "PENDIENTE",</text:p>
      <text:p text:style-name="Standard"><text:s text:c="4"/>"fechaInicio": "2024-01-15"</text:p>
      <text:p text:style-name="Standard"><text:s text:c="2"/>}'</text:p>
      <text:p text:style-name="Standard"/>
      <text:p text:style-name="Standard"/>
      <text:p text:style-name="P2">Desarrollo y Debugging</text:p>
      <text:p text:style-name="Standard"/>
      <text:p text:style-name="Standard"># Acceder a contenedores</text:p>
      <text:p text:style-name="Standard">docker compose exec backend sh</text:p>
      <text:p text:style-name="Standard">docker compose exec frontend sh</text:p>
      <text:p text:style-name="Standard">docker compose exec postgres psql -U admin -d proyectos_db</text:p>
      <text:p text:style-name="Standard"/>
      <text:p text:style-name="Standard"># Reconstruir contenedores</text:p>
      <text:p text:style-name="Standard">docker compose down</text:p>
      <text:p text:style-name="Standard">docker compose up -d --build</text:p>
      <text:p text:style-name="Standard"/>
      <text:p text:style-name="Standard"># Ver logs específicos</text:p>
      <text:p text:style-name="Standard">docker compose logs backend | grep "ERROR"</text:p>
      <text:p text:style-name="Standard"/>
      <text:p text:style-name="Standard"># Prisma Studio (interfaz visual de BD)</text:p>
      <text:p text:style-name="Standard">docker compose exec backend npx prisma studio</text:p>
      <text:p text:style-name="Standard">```</text:p>
      <text:p text:style-name="Standard"/>
      <text:p text:style-name="Standard"/>
      <text:p text:style-name="Standard"/>
      <text:p text:style-name="P2">ESTADO ACTUAL DE INTEGRACIÓN IA</text:p>
      <text:p text:style-name="Standard"/>
      <text:p text:style-name="P2">FUNCIONALIDADES OPERATIVAS:</text:p>
      <text:p text:style-name="P5">- Generación de análisis ejecutivo con DeepSeek API</text:p>
      <text:p text:style-name="P5">- Cache inteligente (5 minutos basado en hash de proyectos)</text:p>
      <text:p text:style-name="P5">- Regeneración de análisis forzando nueva llamada a IA</text:p>
      <text:p text:style-name="P5">- Manejo de errores elegante con análisis básico de fallback</text:p>
      <text:p text:style-name="P5">- Rate limiting integrado (50 requests por minuto)</text:p>
      <text:p text:style-name="P5">- Retry logic con backoff exponencial (3 intentos)</text:p>
      <text:p text:style-name="P5">- Estructura de datos normalizada y consistente</text:p>
      <text:p text:style-name="Standard"><text:soft-page-break/></text:p>
      <text:p text:style-name="P2">CARACTERÍSTICAS DEL ANÁLISIS IA:</text:p>
      <text:p text:style-name="P5">- Formato: Markdown estructurado</text:p>
      <text:p text:style-name="P5">- Secciones: Visión general, análisis de estados, tendencias temporales, riesgos identificados, recomendaciones</text:p>
      <text:p text:style-name="P5">- Longitud: ~500 palabras máximo</text:p>
      <text:p text:style-name="P5">- Idioma: Español</text:p>
      <text:p text:style-name="P5">- Enfoque: Insights accionables para gestión ejecutiva</text:p>
      <text:p text:style-name="P5">- Performance: Tiempos de respuesta 2-10 segundos</text:p>
      <text:p text:style-name="Standard"/>
      <text:p text:style-name="Standard"/>
      <text:p text:style-name="Standard"/>
      <text:p text:style-name="Standard"/>
      <text:p text:style-name="Standard"><text:span text:style-name="T1">CARACTERÍSTICAS DE DISEÑO Y UX</text:span></text:p>
      <text:p text:style-name="P2">Sistema de Diseño:</text:p>
      <text:p text:style-name="P5">- Approach: Mobile-first responsive design</text:p>
      <text:p text:style-name="P5">- Grid System: CSS Grid + Flexbox</text:p>
      <text:p text:style-name="P5">- Breakpoints: </text:p>
      <text:p text:style-name="P5"><text:s text:c="2"/>- Mobile: &lt; 767px</text:p>
      <text:p text:style-name="P5"><text:s text:c="2"/>- Tablet: 768px - 1023px <text:s/></text:p>
      <text:p text:style-name="P5"><text:s text:c="2"/>- Desktop: &gt; 1024px</text:p>
      <text:p text:style-name="P5">- Colores: Gradientes modernos con buena accesibilidad</text:p>
      <text:p text:style-name="P5">- Tipografía: Sistema nativo del dispositivo</text:p>
      <text:p text:style-name="P5">- Animaciones: Transiciones suaves CSS</text:p>
      <text:p text:style-name="Standard"/>
      <text:p text:style-name="P2">Componentes UI:</text:p>
      <text:p text:style-name="P5">- Tablas responsivas con scroll horizontal</text:p>
      <text:p text:style-name="P5">- Formularios adaptables para todos los dispositivos</text:p>
      <text:p text:style-name="P5">- Gráficos interactivos que se redimensionan</text:p>
      <text:p text:style-name="P5">- Navegación intuitiva entre vistas</text:p>
      <text:p text:style-name="P5">- Estados de carga elegantes</text:p>
      <text:p text:style-name="P5">- Notificaciones toast no intrusivas</text:p>
      <text:p text:style-name="P5">- Confirmaciones para acciones destructivas</text:p>
      <text:p text:style-name="Standard"/>
      <text:p text:style-name="Standard"/>
      <text:p text:style-name="Standard"/>
      <text:p text:style-name="Standard"/>
      <text:p text:style-name="Standard"><text:span text:style-name="T1">CASOS DE USO PRINCIPALES</text:span></text:p>
      <text:p text:style-name="Standard"><text:span text:style-name="T1"/></text:p>
      <text:p text:style-name="P2">Gestión de Proyectos</text:p>
      <text:p text:style-name="P5">1. Crear proyecto: Formulario con validación en tiempo real</text:p>
      <text:p text:style-name="P5">2. Listar proyectos: Tabla con filtros, búsqueda y ordenamiento</text:p>
      <text:p text:style-name="P5">3. Editar proyecto: Formulario pre-llenado con datos actuales</text:p>
      <text:p text:style-name="P5">4. Eliminar proyecto: Confirmación con diálogo modal</text:p>
      <text:p text:style-name="P5">5. Ver detalles: Vista detallada de cada proyecto</text:p>
      <text:p text:style-name="Standard"/>
      <text:p text:style-name="P2">Análisis con IA</text:p>
      <text:p text:style-name="P5">1. Generar análisis: Resumen ejecutivo automático de todos los proyectos</text:p>
      <text:p text:style-name="P5">2. Regenerar análisis: Forzar nueva generación ignorando cache</text:p>
      <text:p text:style-name="P5"><text:soft-page-break/>3. Cache inteligente: Análisis se mantiene por 5 minutos</text:p>
      <text:p text:style-name="P5">4. Fallback automático: Análisis básico cuando IA no está disponible</text:p>
      <text:p text:style-name="P5"/>
      <text:p text:style-name="P2">Dashboard y Reportes</text:p>
      <text:p text:style-name="P5">1. Gráfico de estados: Distribución visual de proyectos por estado</text:p>
      <text:p text:style-name="P5">2. Timeline: Evolución temporal de creación de proyectos</text:p>
      <text:p text:style-name="P5">3. Métricas clave: Resumen numérico del portafolio</text:p>
      <text:p text:style-name="P5">4. Responsive: Gráficos adaptables a diferentes dispositivos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10:44:22.090444733</meta:creation-date>
    <dc:date>2025-10-20T10:57:15.086318478</dc:date>
    <meta:editing-duration>PT2M31S</meta:editing-duration>
    <meta:editing-cycles>1</meta:editing-cycles>
    <meta:document-statistic meta:table-count="0" meta:image-count="0" meta:object-count="0" meta:page-count="12" meta:paragraph-count="422" meta:word-count="1701" meta:character-count="13361" meta:non-whitespace-character-count="10859"/>
    <meta:generator>LibreOffice/24.2.7.2$Linux_X86_64 LibreOffice_project/420$Build-2</meta:generator>
  </office:meta>
</office:document-meta>
</file>